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AC000005A48D6918D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min-height="0.893cm" fo:min-width="2.54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6.062cm" svg:x="1.225cm" svg:y="6.901cm">
          <draw:image xlink:href="Pictures/10000201000006AC000005A48D6918DE.png" xlink:type="simple" xlink:show="embed" xlink:actuate="onLoad">
            <text:p/>
          </draw:image>
        </draw:frame>
        <draw:custom-shape draw:style-name="gr2" draw:text-style-name="P2" draw:layer="layout" svg:width="3.048cm" svg:height="1.143cm" svg:x="4.937cm" svg:y="11.4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0:15:36.840378000</meta:creation-date>
    <dc:date>2015-05-28T13:50:29.478793000</dc:date>
    <meta:editing-duration>PT1M41S</meta:editing-duration>
    <meta:editing-cycles>1</meta:editing-cycles>
    <meta:generator>LibreOffice/4.4.3.2$MacOSX_X86_64 LibreOffice_project/88805f81e9fe61362df02b9941de8e38a9b5fd16</meta:generator>
    <meta:document-statistic meta:object-count="2"/>
  </office:meta>
</office:document-meta>
</file>